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background-color="#81d41a"/>
    </style:style>
    <style:style style:name="P5" style:family="paragraph" style:parent-style-name="Standard">
      <style:text-properties fo:background-color="transparent"/>
    </style:style>
    <style:style style:name="T1" style:family="text">
      <style:text-properties officeooo:rsid="000c4a6f"/>
    </style:style>
    <style:style style:name="T2" style:family="text">
      <style:text-properties officeooo:rsid="00122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Admin, gönüllü ve üye modülleri.</text:p>
      <text:p text:style-name="Standard"/>
      <text:p text:style-name="P4">2 - Üyelerin tercih ettikleri kitap türlerine göre sıradaki kitabı program önersin.</text:p>
      <text:p text:style-name="Standard"/>
      <text:p text:style-name="P2">3 - Ceza sistemi olacak. </text:p>
      <text:p text:style-name="P2"><text:tab/><text:span text:style-name="T2">Günlük 5 TL olmak koşuluyla üye geciktirdiği her gün borçlanır.</text:span></text:p>
      <text:p text:style-name="Standard"/>
      <text:p text:style-name="P5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P2">6 - Kullanıcı ihbar süresini dikkate alırsa tekrar üyeliği aktifleştirilsin. Dikkate almaz ise bir daha üye olması engellensin. </text:p>
      <text:p text:style-name="P2"><text:tab/><text:span text:style-name="T2">Üye Cezalı duruma düşer ve bir daha kitap alamaz.</text:span>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P4">8 - Kategoriye göre kitap listeleme.</text:p>
      <text:p text:style-name="Standard"/>
      <text:p text:style-name="P4">9 - Kitap için yorum yapma eklenecek.</text:p>
      <text:p text:style-name="Standard"/>
      <text:p text:style-name="P2">10 - Emanet - iade paneli düzenlenecek.</text:p>
      <text:p text:style-name="Standard"/>
      <text:p text:style-name="P1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22:50:23.072000000</dc:date>
    <meta:editing-duration>PT7H37M40S</meta:editing-duration>
    <meta:editing-cycles>10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55" meta:character-count="1014" meta:non-whitespace-character-count="867"/>
  </office:meta>
</office:document-meta>
</file>